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60E35BAE.svm" manifest:media-type="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D000000DD0BCC5D00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D000000DD0BCC5D0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362in" svg:height="2.3469in" svg:x="8.2087in" svg:y="0.0161in">
            <draw:object draw:notify-on-update-of-ranges="Sheet1.A3:Sheet1.A3 Sheet1.A4:Sheet1.A12 Sheet1.D3:Sheet1.D3 Sheet1.D4:Sheet1.D12 Sheet1.A3:Sheet1.A3 Sheet1.A4:Sheet1.A12 Sheet1.E3:Sheet1.E3 Sheet1.E4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985in" svg:height="2.1067in" svg:x="8.5327in" svg:y="2.5787in">
            <draw:object draw:notify-on-update-of-ranges="Sheet1.A17:Sheet1.A25 Sheet1.D16:Sheet1.D16 Sheet1.D17:Sheet1.D25 Sheet1.A17:Sheet1.A25 Sheet1.E16:Sheet1.E16 Sheet1.E17:Sheet1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985in" svg:height="2.1067in" svg:x="8.3496in" svg:y="4.8949in">
            <draw:object draw:notify-on-update-of-ranges="Sheet1.A30:Sheet1.A38 Sheet1.D29:Sheet1.D29 Sheet1.D30:Sheet1.D38 Sheet1.A30:Sheet1.A38 Sheet1.E29:Sheet1.E29 Sheet1.E30:Sheet1.E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hamlet</text:p>
          </table:table-cell>
          <table:table-cell table:number-columns-repeated="2"/>
          <table:table-cell office:value-type="string" calcext:value-type="string">
            <text:p>(should be larger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 office:value-type="string" calcext:value-type="string">
            <text:p>H from 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True H</text:p>
          </table:table-cell>
          <table:table-cell office:value-type="string" calcext:value-type="string">
            <text:p>paired t (both means)</text:p>
          </table:table-cell>
          <table:table-cell office:value-type="string" calcext:value-type="string">
            <text:p>trend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60" calcext:value-type="float">
            <text:p>30560</text:p>
          </table:table-cell>
          <table:table-cell office:value-type="float" office:value="1.01915859946" calcext:value-type="float">
            <text:p>1.0191585995</text:p>
          </table:table-cell>
          <table:table-cell office:value-type="float" office:value="0.59779432059" calcext:value-type="float">
            <text:p>0.5977943206</text:p>
          </table:table-cell>
          <table:table-cell office:value-type="float" office:value="0.807108156766" calcext:value-type="float">
            <text:p>0.8071081568</text:p>
          </table:table-cell>
          <table:table-cell table:formula="of:=TTEST([.D4:.D12];[.E4:.E12];2;1)" office:value-type="float" office:value="0.301234857743436" calcext:value-type="float">
            <text:p>0.3012348577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669" calcext:value-type="float">
            <text:p>31669</text:p>
          </table:table-cell>
          <table:table-cell office:value-type="float" office:value="0.333097587384" calcext:value-type="float">
            <text:p>0.3330975874</text:p>
          </table:table-cell>
          <table:table-cell office:value-type="float" office:value="0.074119159651" calcext:value-type="float">
            <text:p>0.0741191597</text:p>
          </table:table-cell>
          <table:table-cell office:value-type="float" office:value="0.0913808851669" calcext:value-type="float">
            <text:p>0.0913808852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76" calcext:value-type="float">
            <text:p>31876</text:p>
          </table:table-cell>
          <table:table-cell office:value-type="float" office:value="0.127746020319" calcext:value-type="float">
            <text:p>0.1277460203</text:p>
          </table:table-cell>
          <table:table-cell office:value-type="float" office:value="0.0132573544721" calcext:value-type="float">
            <text:p>0.0132573545</text:p>
          </table:table-cell>
          <table:table-cell office:value-type="float" office:value="0.0158269" calcext:value-type="float">
            <text:p>0.015826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927" calcext:value-type="float">
            <text:p>31927</text:p>
          </table:table-cell>
          <table:table-cell office:value-type="float" office:value="0.0662725241046" calcext:value-type="float">
            <text:p>0.0662725241</text:p>
          </table:table-cell>
          <table:table-cell office:value-type="float" office:value="0.0033702965502" calcext:value-type="float">
            <text:p>0.0033702966</text:p>
          </table:table-cell>
          <table:table-cell office:value-type="float" office:value="0.0040199825374" calcext:value-type="float">
            <text:p>0.00401998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946" calcext:value-type="float">
            <text:p>31946</text:p>
          </table:table-cell>
          <table:table-cell office:value-type="float" office:value="0.0498555293065" calcext:value-type="float">
            <text:p>0.0498555293</text:p>
          </table:table-cell>
          <table:table-cell office:value-type="float" office:value="0.00140611819161" calcext:value-type="float">
            <text:p>0.0014061182</text:p>
          </table:table-cell>
          <table:table-cell office:value-type="float" office:value="0.001602611" calcext:value-type="float">
            <text:p>0.00160261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957" calcext:value-type="float">
            <text:p>31957</text:p>
          </table:table-cell>
          <table:table-cell office:value-type="float" office:value="0.0484066852197" calcext:value-type="float">
            <text:p>0.0484066852</text:p>
          </table:table-cell>
          <table:table-cell office:value-type="float" office:value="0.000941314405854" calcext:value-type="float">
            <text:p>0.0009413144</text:p>
          </table:table-cell>
          <table:table-cell office:value-type="float" office:value="0.00096154" calcext:value-type="float">
            <text:p>0.000961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967" calcext:value-type="float">
            <text:p>31967</text:p>
          </table:table-cell>
          <table:table-cell office:value-type="float" office:value="0.0521563359698" calcext:value-type="float">
            <text:p>0.052156336</text:p>
          </table:table-cell>
          <table:table-cell office:value-type="float" office:value="0.000929906329144" calcext:value-type="float">
            <text:p>0.0009299063</text:p>
          </table:table-cell>
          <table:table-cell office:value-type="float" office:value="0.0007893" calcext:value-type="float">
            <text:p>0.000789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970" calcext:value-type="float">
            <text:p>31970</text:p>
          </table:table-cell>
          <table:table-cell office:value-type="float" office:value="0.0528543305337" calcext:value-type="float">
            <text:p>0.0528543305</text:p>
          </table:table-cell>
          <table:table-cell office:value-type="float" office:value="0.000534508002361" calcext:value-type="float">
            <text:p>0.000534508</text:p>
          </table:table-cell>
          <table:table-cell office:value-type="float" office:value="0.0002737" calcext:value-type="float">
            <text:p>0.00027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73" calcext:value-type="float">
            <text:p>31973</text:p>
          </table:table-cell>
          <table:table-cell office:value-type="float" office:value="0.0582025356256" calcext:value-type="float">
            <text:p>0.0582025356</text:p>
          </table:table-cell>
          <table:table-cell office:value-type="float" office:value="0.000565734239374" calcext:value-type="float">
            <text:p>0.0005657342</text:p>
          </table:table-cell>
          <table:table-cell office:value-type="float" office:value="0.000273744" calcext:value-type="float">
            <text:p>0.00027374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/>
          <table:table-cell office:value-type="string" calcext:value-type="string">
            <text:p>nysc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 office:value-type="string" calcext:value-type="string">
            <text:p>H from 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True H</text:p>
          </table:table-cell>
          <table:table-cell/>
          <table:table-cell office:value-type="string" calcext:value-type="string">
            <text:p>trend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73" calcext:value-type="float">
            <text:p>32273</text:p>
          </table:table-cell>
          <table:table-cell office:value-type="float" office:value="1.50928512993" calcext:value-type="float">
            <text:p>1.5092851299</text:p>
          </table:table-cell>
          <table:table-cell office:value-type="float" office:value="1.19213408306" calcext:value-type="float">
            <text:p>1.1921340831</text:p>
          </table:table-cell>
          <table:table-cell office:value-type="float" office:value="1.58004393994" calcext:value-type="float">
            <text:p>1.5800439399</text:p>
          </table:table-cell>
          <table:table-cell table:formula="of:=TTEST([.D17:.D25];[.E17:.E25];2;1)" office:value-type="float" office:value="0.0742236652944435" calcext:value-type="float">
            <text:p>0.0742236653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0140" calcext:value-type="float">
            <text:p>40140</text:p>
          </table:table-cell>
          <table:table-cell office:value-type="float" office:value="0.84647815458" calcext:value-type="float">
            <text:p>0.8464781546</text:p>
          </table:table-cell>
          <table:table-cell office:value-type="float" office:value="0.456114224293" calcext:value-type="float">
            <text:p>0.4561142243</text:p>
          </table:table-cell>
          <table:table-cell office:value-type="float" office:value="0.602884349503" calcext:value-type="float">
            <text:p>0.6028843495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74" calcext:value-type="float">
            <text:p>44474</text:p>
          </table:table-cell>
          <table:table-cell office:value-type="float" office:value="0.5547477104" calcext:value-type="float">
            <text:p>0.5547477104</text:p>
          </table:table-cell>
          <table:table-cell office:value-type="float" office:value="0.210738877366" calcext:value-type="float">
            <text:p>0.2107388774</text:p>
          </table:table-cell>
          <table:table-cell office:value-type="float" office:value="0.283534920657" calcext:value-type="float">
            <text:p>0.2835349207</text:p>
          </table:table-cell>
          <table:table-cell/>
          <table:table-cell table:number-columns-repeated="2" office:value-type="float" office:value="0.999" calcext:value-type="float">
            <text:p>0.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92" calcext:value-type="float">
            <text:p>47092</text:p>
          </table:table-cell>
          <table:table-cell office:value-type="float" office:value="0.427276996321" calcext:value-type="float">
            <text:p>0.4272769963</text:p>
          </table:table-cell>
          <table:table-cell office:value-type="float" office:value="0.120197280035" calcext:value-type="float">
            <text:p>0.12019728</text:p>
          </table:table-cell>
          <table:table-cell office:value-type="float" office:value="0.167796463789" calcext:value-type="float">
            <text:p>0.16779646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957" calcext:value-type="float">
            <text:p>48957</text:p>
          </table:table-cell>
          <table:table-cell office:value-type="float" office:value="0.358452267286" calcext:value-type="float">
            <text:p>0.3584522673</text:p>
          </table:table-cell>
          <table:table-cell office:value-type="float" office:value="0.0827651816372" calcext:value-type="float">
            <text:p>0.0827651816</text:p>
          </table:table-cell>
          <table:table-cell office:value-type="float" office:value="0.118922" calcext:value-type="float">
            <text:p>0.1189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346" calcext:value-type="float">
            <text:p>50346</text:p>
          </table:table-cell>
          <table:table-cell office:value-type="float" office:value="0.304544408879" calcext:value-type="float">
            <text:p>0.3045444089</text:p>
          </table:table-cell>
          <table:table-cell office:value-type="float" office:value="0.0595828546183" calcext:value-type="float">
            <text:p>0.0595828546</text:p>
          </table:table-cell>
          <table:table-cell office:value-type="float" office:value="0.085633749139" calcext:value-type="float">
            <text:p>0.08563374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427" calcext:value-type="float">
            <text:p>51427</text:p>
          </table:table-cell>
          <table:table-cell office:value-type="float" office:value="0.27285561605" calcext:value-type="float">
            <text:p>0.2728556161</text:p>
          </table:table-cell>
          <table:table-cell office:value-type="float" office:value="0.0458744868295" calcext:value-type="float">
            <text:p>0.0458744868</text:p>
          </table:table-cell>
          <table:table-cell office:value-type="float" office:value="0.0615293052667" calcext:value-type="float">
            <text:p>0.061529305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56" calcext:value-type="float">
            <text:p>52256</text:p>
          </table:table-cell>
          <table:table-cell office:value-type="float" office:value="0.238662740508" calcext:value-type="float">
            <text:p>0.2386627405</text:p>
          </table:table-cell>
          <table:table-cell office:value-type="float" office:value="0.034822399526" calcext:value-type="float">
            <text:p>0.0348223995</text:p>
          </table:table-cell>
          <table:table-cell office:value-type="float" office:value="0.0449819688871" calcext:value-type="float">
            <text:p>0.04498196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24" calcext:value-type="float">
            <text:p>52924</text:p>
          </table:table-cell>
          <table:table-cell office:value-type="float" office:value="0.216608387115" calcext:value-type="float">
            <text:p>0.2166083871</text:p>
          </table:table-cell>
          <table:table-cell office:value-type="float" office:value="0.0279370995146" calcext:value-type="float">
            <text:p>0.0279370995</text:p>
          </table:table-cell>
          <table:table-cell office:value-type="float" office:value="0.0364864369692" calcext:value-type="float">
            <text:p>0.0364864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geh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 table:number-columns-spanned="3" table:number-rows-spanned="1">
            <text:p>H from mean of Fano</text:p>
          </table:table-cell>
          <table:covered-table-cell table:number-columns-repeated="2"/>
          <table:table-cell office:value-type="string" calcext:value-type="string">
            <text:p>H from t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m-ord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 from Fano bound</text:p>
          </table:table-cell>
          <table:table-cell office:value-type="string" calcext:value-type="string">
            <text:p>True H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 office:value-type="float" office:value="0.753393142906" calcext:value-type="float">
            <text:p>0.7533931429</text:p>
          </table:table-cell>
          <table:table-cell office:value-type="float" office:value="0.783414234135" calcext:value-type="float">
            <text:p>0.7834142341</text:p>
          </table:table-cell>
          <table:table-cell office:value-type="float" office:value="0.867935733415" calcext:value-type="float">
            <text:p>0.8679357334</text:p>
          </table:table-cell>
          <table:table-cell table:formula="of:=TTEST([.D30:.D38];[.E30:.E38];2;1)" office:value-type="float" office:value="0.0396027076834876" calcext:value-type="float">
            <text:p>0.0396027077</text:p>
          </table:table-cell>
          <table:table-cell office:value-type="string" calcext:value-type="string">
            <text:p>tren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0.680247310428" calcext:value-type="float">
            <text:p>0.6802473104</text:p>
          </table:table-cell>
          <table:table-cell office:value-type="float" office:value="0.515682895202" calcext:value-type="float">
            <text:p>0.5156828952</text:p>
          </table:table-cell>
          <table:table-cell office:value-type="float" office:value="0.624494407045" calcext:value-type="float">
            <text:p>0.624494407</text:p>
          </table:table-cell>
          <table:table-cell/>
          <table:table-cell office:value-type="string" calcext:value-type="string">
            <text:p>exponential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0.605833573643" calcext:value-type="float">
            <text:p>0.6058335736</text:p>
          </table:table-cell>
          <table:table-cell office:value-type="float" office:value="0.369578711846" calcext:value-type="float">
            <text:p>0.3695787118</text:p>
          </table:table-cell>
          <table:table-cell office:value-type="float" office:value="0.455587480847" calcext:value-type="float">
            <text:p>0.4555874808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a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0.528402459608" calcext:value-type="float">
            <text:p>0.5284024596</text:p>
          </table:table-cell>
          <table:table-cell office:value-type="float" office:value="0.228135996121" calcext:value-type="float">
            <text:p>0.2281359961</text:p>
          </table:table-cell>
          <table:table-cell office:value-type="float" office:value="0.29610468105" calcext:value-type="float">
            <text:p>0.2961046811</text:p>
          </table:table-cell>
          <table:table-cell/>
          <table:table-cell office:value-type="float" office:value="0.999" calcext:value-type="float">
            <text:p>0.999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8" calcext:value-type="float">
            <text:p>628</text:p>
          </table:table-cell>
          <table:table-cell office:value-type="float" office:value="0.443208724144" calcext:value-type="float">
            <text:p>0.4432087241</text:p>
          </table:table-cell>
          <table:table-cell office:value-type="float" office:value="0.136199152624" calcext:value-type="float">
            <text:p>0.1361991526</text:p>
          </table:table-cell>
          <table:table-cell office:value-type="float" office:value="0.140575919736" calcext:value-type="float">
            <text:p>0.140575919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8" calcext:value-type="float">
            <text:p>658</text:p>
          </table:table-cell>
          <table:table-cell office:value-type="float" office:value="0.42272630381" calcext:value-type="float">
            <text:p>0.4227263038</text:p>
          </table:table-cell>
          <table:table-cell office:value-type="float" office:value="0.105055699507" calcext:value-type="float">
            <text:p>0.1050556995</text:p>
          </table:table-cell>
          <table:table-cell office:value-type="float" office:value="0.109656503782" calcext:value-type="float">
            <text:p>0.1096565038</text:p>
          </table:table-cell>
          <table:table-cell/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" calcext:value-type="float">
            <text:p>675</text:p>
          </table:table-cell>
          <table:table-cell office:value-type="float" office:value="0.396454387887" calcext:value-type="float">
            <text:p>0.3964543879</text:p>
          </table:table-cell>
          <table:table-cell office:value-type="float" office:value="0.065242827618" calcext:value-type="float">
            <text:p>0.0652428276</text:p>
          </table:table-cell>
          <table:table-cell office:value-type="float" office:value="0.0634808310939" calcext:value-type="float">
            <text:p>0.063480831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office:value-type="float" office:value="0.407672048371" calcext:value-type="float">
            <text:p>0.4076720484</text:p>
          </table:table-cell>
          <table:table-cell office:value-type="float" office:value="0.0540164961528" calcext:value-type="float">
            <text:p>0.0540164962</text:p>
          </table:table-cell>
          <table:table-cell office:value-type="float" office:value="0.0501891573577" calcext:value-type="float">
            <text:p>0.050189157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0.427093345083" calcext:value-type="float">
            <text:p>0.4270933451</text:p>
          </table:table-cell>
          <table:table-cell office:value-type="float" office:value="0.0458814535314" calcext:value-type="float">
            <text:p>0.0458814535</text:p>
          </table:table-cell>
          <table:table-cell office:value-type="float" office:value="0.0418686976183" calcext:value-type="float">
            <text:p>0.0418686976</text:p>
          </table:table-cell>
          <table:table-cell table:number-columns-repeated="3"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00-00-00T00:00:04.220569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6T21:48:11.391405934</dc:date>
    <dc:creator>dan </dc:creator>
    <meta:generator>LibreOffice/4.1.3.2$Linux_X86_64 LibreOffice_project/410m0$Build-2</meta:generator>
    <meta:editing-duration>PT51M44S</meta:editing-duration>
    <meta:editing-cycles>3</meta:editing-cycles>
    <meta:document-statistic meta:table-count="1" meta:cell-count="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regression-type="power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symbol-type="named-symbol" chart:symbol-name="diamond" chart:symbol-width="0.15cm" chart:symbol-height="0.15cm" chart:regression-type="power">
        <chart:symbol-image xlink:href="Pictures/2000000D000000DD000000DD60E35BAE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269cm" svg:height="5.962cm" xlink:href=".." xlink:type="simple" chart:class="chart:scatter" chart:style-name="ch1">
        <chart:title svg:x="2.124cm" svg:y="0.255cm" chart:style-name="ch2">
          <text:p>Entropy vs Gram Order for Hamlet</text:p>
        </chart:title>
        <chart:legend chart:legend-position="end" svg:x="7.12cm" svg:y="1.538cm" style:legend-expansion="high" chart:style-name="ch3"/>
        <chart:plot-area chart:style-name="ch4" table:cell-range-address="Sheet1.A3:Sheet1.A12 Sheet1.D3:Sheet1.E12" chart:data-source-has-labels="row" svg:x="1.236cm" svg:y="1.417cm" svg:width="5.434cm" svg:height="3.445cm">
          <chartooo:coordinate-region svg:x="1.963cm" svg:y="1.616cm" svg:width="4.52cm" svg:height="2.599cm"/>
          <chart:axis chart:dimension="x" chart:name="primary-x" chart:style-name="ch5">
            <chart:title svg:x="3.128cm" svg:y="4.981cm" chart:style-name="ch6">
              <text:p>Gram-Size</text:p>
            </chart:title>
          </chart:axis>
          <chart:axis chart:dimension="y" chart:name="primary-y" chart:style-name="ch7">
            <chart:title svg:x="0.451cm" svg:y="4.149cm" chart:style-name="ch8">
              <text:p>Entropy (bits)</text:p>
            </chart:title>
            <chart:grid chart:style-name="ch9" chart:class="major"/>
          </chart:axis>
          <chart:series chart:style-name="ch10" chart:values-cell-range-address="Sheet1.D4:Sheet1.D12" chart:label-cell-address="Sheet1.D3:Sheet1.D3" chart:class="chart:scatter">
            <chart:domain table:cell-range-address="Sheet1.A4:Sheet1.A12"/>
            <chart:regression-curve chart:style-name="ch11">
              <chart:equation chart:display-equation="false" chart:display-r-square="true" svg:x="2.532cm" svg:y="2.548cm"/>
            </chart:regression-curve>
            <chart:data-point chart:repeated="9"/>
          </chart:series>
          <chart:series chart:style-name="ch12" chart:values-cell-range-address="Sheet1.E4:Sheet1.E12" chart:label-cell-address="Sheet1.E3:Sheet1.E3" chart:class="chart:scatter">
            <chart:regression-curve chart:style-name="ch13">
              <chart:equation chart:display-equation="false" chart:display-r-square="true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rom Fano bound</text:p>
                <draw:g>
                  <svg:desc>Sheet1.D3:Sheet1.D3</svg:desc>
                </draw:g>
              </table:table-cell>
              <table:table-cell office:value-type="string">
                <text:p>True H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:Sheet1.A12</svg:desc>
                </draw:g>
              </table:table-cell>
              <table:table-cell office:value-type="float" office:value="0.59779432059">
                <text:p>0.59779432059</text:p>
                <draw:g>
                  <svg:desc>Sheet1.D4:Sheet1.D12</svg:desc>
                </draw:g>
              </table:table-cell>
              <table:table-cell office:value-type="float" office:value="0.807108156766">
                <text:p>0.807108156766</text:p>
                <draw:g>
                  <svg:desc>Sheet1.E4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74119159651">
                <text:p>0.074119159651</text:p>
              </table:table-cell>
              <table:table-cell office:value-type="float" office:value="0.0913808851669">
                <text:p>0.091380885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32573544721">
                <text:p>0.0132573544721</text:p>
              </table:table-cell>
              <table:table-cell office:value-type="float" office:value="0.0158269">
                <text:p>0.0158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33702965502">
                <text:p>0.0033702965502</text:p>
              </table:table-cell>
              <table:table-cell office:value-type="float" office:value="0.0040199825374">
                <text:p>0.0040199825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0140611819161">
                <text:p>0.00140611819161</text:p>
              </table:table-cell>
              <table:table-cell office:value-type="float" office:value="0.001602611">
                <text:p>0.001602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00941314405854">
                <text:p>0.000941314405854</text:p>
              </table:table-cell>
              <table:table-cell office:value-type="float" office:value="0.00096154">
                <text:p>0.0009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00929906329144">
                <text:p>0.000929906329144</text:p>
              </table:table-cell>
              <table:table-cell office:value-type="float" office:value="0.0007893">
                <text:p>0.0007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0534508002361">
                <text:p>0.000534508002361</text:p>
              </table:table-cell>
              <table:table-cell office:value-type="float" office:value="0.0002737">
                <text:p>0.000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00565734239374">
                <text:p>0.000565734239374</text:p>
              </table:table-cell>
              <table:table-cell office:value-type="float" office:value="0.000273744">
                <text:p>0.000273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regression-type="power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63cm" svg:height="5.352cm" xlink:href=".." xlink:type="simple" chart:class="chart:scatter" chart:style-name="ch1">
        <chart:title svg:x="0.321cm" svg:y="0.243cm" chart:style-name="ch2">
          <text:p>Entropy vs Gram Order for The New York State Constitution</text:p>
        </chart:title>
        <chart:legend chart:legend-position="end" svg:x="7.641cm" svg:y="1.431cm" style:legend-expansion="high" chart:style-name="ch3"/>
        <chart:plot-area chart:style-name="ch4" table:cell-range-address="Sheet1.A17:Sheet1.A25 Sheet1.D16:Sheet1.E25" chart:data-source-has-labels="row" svg:x="1.264cm" svg:y="1.369cm" svg:width="5.871cm" svg:height="2.895cm">
          <chartooo:coordinate-region svg:x="1.991cm" svg:y="1.568cm" svg:width="4.957cm" svg:height="2.049cm"/>
          <chart:axis chart:dimension="x" chart:name="primary-x" chart:style-name="ch5">
            <chart:title svg:x="3.374cm" svg:y="4.371cm" chart:style-name="ch6">
              <text:p>Gram-Size</text:p>
            </chart:title>
          </chart:axis>
          <chart:axis chart:dimension="y" chart:name="primary-y" chart:style-name="ch5">
            <chart:title svg:x="0.451cm" svg:y="3.826cm" chart:style-name="ch7">
              <text:p>Entropy (bits)</text:p>
            </chart:title>
            <chart:grid chart:style-name="ch8" chart:class="major"/>
          </chart:axis>
          <chart:series chart:style-name="ch9" chart:values-cell-range-address="Sheet1.D17:Sheet1.D25" chart:label-cell-address="Sheet1.D16:Sheet1.D16" chart:class="chart:scatter">
            <chart:domain table:cell-range-address="Sheet1.A17:Sheet1.A25"/>
            <chart:regression-curve chart:style-name="ch10">
              <chart:equation chart:display-equation="false" chart:display-r-square="true" svg:x="2.422cm" svg:y="2.297cm"/>
            </chart:regression-curve>
            <chart:data-point chart:repeated="9"/>
          </chart:series>
          <chart:series chart:style-name="ch11" chart:values-cell-range-address="Sheet1.E17:Sheet1.E25" chart:label-cell-address="Sheet1.E16:Sheet1.E16" chart:class="chart:scatter">
            <chart:regression-curve chart:style-name="ch12">
              <chart:equation chart:display-equation="fals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rom Fano bound</text:p>
                <draw:g>
                  <svg:desc>Sheet1.D16:Sheet1.D16</svg:desc>
                </draw:g>
              </table:table-cell>
              <table:table-cell office:value-type="string">
                <text:p>True H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7:Sheet1.A25</svg:desc>
                </draw:g>
              </table:table-cell>
              <table:table-cell office:value-type="float" office:value="1.19213408306">
                <text:p>1.19213408306</text:p>
                <draw:g>
                  <svg:desc>Sheet1.D17:Sheet1.D25</svg:desc>
                </draw:g>
              </table:table-cell>
              <table:table-cell office:value-type="float" office:value="1.58004393994">
                <text:p>1.58004393994</text:p>
                <draw:g>
                  <svg:desc>Sheet1.E17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56114224293">
                <text:p>0.456114224293</text:p>
              </table:table-cell>
              <table:table-cell office:value-type="float" office:value="0.602884349503">
                <text:p>0.60288434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10738877366">
                <text:p>0.210738877366</text:p>
              </table:table-cell>
              <table:table-cell office:value-type="float" office:value="0.283534920657">
                <text:p>0.28353492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120197280035">
                <text:p>0.120197280035</text:p>
              </table:table-cell>
              <table:table-cell office:value-type="float" office:value="0.167796463789">
                <text:p>0.167796463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827651816372">
                <text:p>0.0827651816372</text:p>
              </table:table-cell>
              <table:table-cell office:value-type="float" office:value="0.118922">
                <text:p>0.118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595828546183">
                <text:p>0.0595828546183</text:p>
              </table:table-cell>
              <table:table-cell office:value-type="float" office:value="0.085633749139">
                <text:p>0.085633749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458744868295">
                <text:p>0.0458744868295</text:p>
              </table:table-cell>
              <table:table-cell office:value-type="float" office:value="0.0615293052667">
                <text:p>0.0615293052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34822399526">
                <text:p>0.034822399526</text:p>
              </table:table-cell>
              <table:table-cell office:value-type="float" office:value="0.0449819688871">
                <text:p>0.0449819688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279370995146">
                <text:p>0.0279370995146</text:p>
              </table:table-cell>
              <table:table-cell office:value-type="float" office:value="0.0364864369692">
                <text:p>0.0364864369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regression-type="exponential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exponential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63cm" svg:height="5.352cm" xlink:href=".." xlink:type="simple" chart:class="chart:scatter" chart:style-name="ch1">
        <chart:title svg:x="1.393cm" svg:y="0.243cm" chart:style-name="ch2">
          <text:p>Entropy vs Gram Order for Green Eggs and Ham</text:p>
        </chart:title>
        <chart:legend chart:legend-position="end" svg:x="7.668cm" svg:y="1.431cm" style:legend-expansion="high" chart:style-name="ch3"/>
        <chart:plot-area chart:style-name="ch4" table:cell-range-address="Sheet1.A30:Sheet1.A38 Sheet1.D29:Sheet1.E38" chart:data-source-has-labels="row" svg:x="1.264cm" svg:y="1.369cm" svg:width="5.898cm" svg:height="2.895cm">
          <chartooo:coordinate-region svg:x="1.991cm" svg:y="1.568cm" svg:width="4.984cm" svg:height="2.049cm"/>
          <chart:axis chart:dimension="x" chart:name="primary-x" chart:style-name="ch5">
            <chart:title svg:x="3.388cm" svg:y="4.371cm" chart:style-name="ch6">
              <text:p>Gram-Size</text:p>
            </chart:title>
          </chart:axis>
          <chart:axis chart:dimension="y" chart:name="primary-y" chart:style-name="ch5">
            <chart:title svg:x="0.451cm" svg:y="3.826cm" chart:style-name="ch7">
              <text:p>Entropy (bits)</text:p>
            </chart:title>
            <chart:grid chart:style-name="ch8" chart:class="major"/>
          </chart:axis>
          <chart:series chart:style-name="ch9" chart:values-cell-range-address="Sheet1.D30:Sheet1.D38" chart:label-cell-address="Sheet1.D29:Sheet1.D29" chart:class="chart:scatter">
            <chart:domain table:cell-range-address="Sheet1.A30:Sheet1.A38"/>
            <chart:regression-curve chart:style-name="ch10">
              <chart:equation chart:display-equation="false" chart:display-r-square="true" svg:x="3.044cm" svg:y="2.135cm"/>
            </chart:regression-curve>
            <chart:data-point chart:repeated="9"/>
          </chart:series>
          <chart:series chart:style-name="ch11" chart:values-cell-range-address="Sheet1.E30:Sheet1.E38" chart:label-cell-address="Sheet1.E29:Sheet1.E29" chart:class="chart:scatter">
            <chart:regression-curve chart:style-name="ch12">
              <chart:equation chart:display-equation="false" chart:display-r-square="true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from Fano bound</text:p>
                <draw:g>
                  <svg:desc>Sheet1.D29:Sheet1.D29</svg:desc>
                </draw:g>
              </table:table-cell>
              <table:table-cell office:value-type="string">
                <text:p>True H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30:Sheet1.A38</svg:desc>
                </draw:g>
              </table:table-cell>
              <table:table-cell office:value-type="float" office:value="0.783414234135">
                <text:p>0.783414234135</text:p>
                <draw:g>
                  <svg:desc>Sheet1.D30:Sheet1.D38</svg:desc>
                </draw:g>
              </table:table-cell>
              <table:table-cell office:value-type="float" office:value="0.867935733415">
                <text:p>0.867935733415</text:p>
                <draw:g>
                  <svg:desc>Sheet1.E30:Sheet1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515682895202">
                <text:p>0.515682895202</text:p>
              </table:table-cell>
              <table:table-cell office:value-type="float" office:value="0.624494407045">
                <text:p>0.624494407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69578711846">
                <text:p>0.369578711846</text:p>
              </table:table-cell>
              <table:table-cell office:value-type="float" office:value="0.455587480847">
                <text:p>0.45558748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228135996121">
                <text:p>0.228135996121</text:p>
              </table:table-cell>
              <table:table-cell office:value-type="float" office:value="0.29610468105">
                <text:p>0.2961046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36199152624">
                <text:p>0.136199152624</text:p>
              </table:table-cell>
              <table:table-cell office:value-type="float" office:value="0.140575919736">
                <text:p>0.140575919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105055699507">
                <text:p>0.105055699507</text:p>
              </table:table-cell>
              <table:table-cell office:value-type="float" office:value="0.109656503782">
                <text:p>0.109656503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65242827618">
                <text:p>0.065242827618</text:p>
              </table:table-cell>
              <table:table-cell office:value-type="float" office:value="0.0634808310939">
                <text:p>0.0634808310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540164961528">
                <text:p>0.0540164961528</text:p>
              </table:table-cell>
              <table:table-cell office:value-type="float" office:value="0.0501891573577">
                <text:p>0.0501891573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458814535314">
                <text:p>0.0458814535314</text:p>
              </table:table-cell>
              <table:table-cell office:value-type="float" office:value="0.0418686976183">
                <text:p>0.04186869761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